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bd0" officeooo:paragraph-rsid="0018fbd0"/>
    </style:style>
    <style:style style:name="P2" style:family="paragraph" style:parent-style-name="Standard">
      <style:text-properties officeooo:paragraph-rsid="0018fbd0"/>
    </style:style>
    <style:style style:name="P3" style:family="paragraph" style:parent-style-name="Standard">
      <style:text-properties officeooo:paragraph-rsid="0019d90d"/>
    </style:style>
    <style:style style:name="T1" style:family="text">
      <style:text-properties officeooo:rsid="0018fbd0"/>
    </style:style>
    <style:style style:name="T2" style:family="text">
      <style:text-properties fo:color="#008000" loext:opacity="100%"/>
    </style:style>
    <style:style style:name="T3" style:family="text">
      <style:text-properties fo:color="#008000" loext:opacity="100%" officeooo:rsid="0018fbd0"/>
    </style:style>
    <style:style style:name="T4" style:family="text">
      <style:text-properties fo:color="#008000" loext:opacity="100%" officeooo:rsid="0019d9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ot</text:p>
      <text:p text:style-name="P2"><text:span text:style-name="T1"><text:tab/></text:span><text:span text:style-name="T2">"</text:span><text:span text:style-name="T3">common</text:span><text:span text:style-name="T2">"</text:span></text:p>
      <text:p text:style-name="P2"><text:span text:style-name="T1"><text:tab/><text:tab/></text:span><text:span text:style-name="T2">"</text:span><text:span text:style-name="T3">style</text:span><text:span text:style-name="T2">"</text:span></text:p>
      <text:p text:style-name="P3"><text:tab/><text:tab/><text:span text:style-name="T2">"</text:span><text:span text:style-name="T4">language</text:span><text:span text:style-name="T2">"</text:span></text:p>
      <text:p text:style-name="P2"><text:tab/><text:span text:style-name="T2">"</text:span><text:span text:style-name="T3">lastprojects</text:span><text:span text:style-name="T2">"</text:span></text:p>
      <text:p text:style-name="P2"><text:tab/><text:tab/><text:span text:style-name="T1">1.</text:span></text:p>
      <text:p text:style-name="P2"><text:tab/><text:tab/><text:span text:style-name="T1">2.</text:span></text:p>
      <text:p text:style-name="P2"><text:tab/><text:tab/><text:span text:style-name="T1">3.</text:span></text:p>
      <text:p text:style-name="P2"><text:tab/><text:tab/><text:span text:style-name="T1">4.</text:span></text:p>
      <text:p text:style-name="P2"><text:tab/><text:tab/><text:span text:style-name="T1">5.</text:span></text:p>
      <text:p text:style-name="P2"><text:tab/><text:span text:style-name="T2">"</text:span><text:span text:style-name="T3">directories</text:span><text:span text:style-name="T2">"</text:span></text:p>
      <text:p text:style-name="P2"><text:tab/><text:tab/><text:span text:style-name="T1">1.</text:span></text:p>
      <text:p text:style-name="P2"><text:tab/><text:tab/>…</text:p>
      <text:p text:style-name="P2"><text:tab/><text:tab/><text:span text:style-name="T1">n.</text:span></text:p>
      <text:p text:style-name="P2"><text:tab/><text:span text:style-name="T2">"</text:span><text:span text:style-name="T3">widgets"</text:span></text:p>
      <text:p text:style-name="P2"><text:tab/><text:tab/><text:span text:style-name="T2">"bookmath"</text:span></text:p>
      <text:p text:style-name="P2"><text:span text:style-name="T1"><text:tab/><text:tab/><text:tab/></text:span><text:span text:style-name="T2">"geometry"</text:span></text:p>
      <text:p text:style-name="P2"><text:tab/><text:tab/><text:span text:style-name="T2">"sheetstab"</text:span></text:p>
      <text:p text:style-name="P2"><text:tab/><text:tab/><text:tab/><text:span text:style-name="T2">"geometry"</text:span></text:p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5:47:30.689671334</meta:creation-date>
    <dc:date>2024-06-17T16:28:57.670428323</dc:date>
    <meta:editing-duration>PT41M3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9" meta:character-count="156" meta:non-whitespace-character-count="121"/>
  </office:meta>
</office:document-meta>
</file>